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2H06M50S">
            <text:p>12:06:50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07M50S">
            <text:p>12:07:50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5.3333333333333">
            <text:p>25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.43333333333333">
            <text:p>1.4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97.1666666666667">
            <text:p>97.2</text:p>
          </table:table-cell>
          <table:table-cell table:style-name="ce4" office:value-type="float" office:value="1.93333333333333">
            <text:p>1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58.8">
            <text:p>59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98.9">
            <text:p>98.9</text:p>
          </table:table-cell>
          <table:table-cell table:style-name="ce4" office:value-type="float" office:value="3">
            <text:p>3.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100H07M20S">
            <text:p>12:07:20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67441860465116">
            <text:p>1.7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2.44444444444444">
            <text:p>2.4</text:p>
          </table:table-cell>
          <table:table-cell table:style-name="ce4" office:value-type="float" office:value="1.01783876500858">
            <text:p>1.0</text:p>
          </table:table-cell>
          <table:table-cell table:style-name="ce4" office:value-type="float" office:value="1.55172413793103">
            <text:p>1.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.006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7.952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00334224598930481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0-21">
            <text:p>21-Oct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2M06.49S">
            <text:p>00:12:06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.83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1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334.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0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56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1755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576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9"/>10983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3039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5141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4573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2"/>1048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846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4092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9"/>195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1560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5618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7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501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432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8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21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3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6284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6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407195 0 155010 70257896 53054 6 4175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05719 0 44928 17521962 8863 5 3303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07486 0 35018 17591761 6673 0 249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98873 0 33982 17582959 6520 0 248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95117 0 41080 17561212 30997 0 375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7713342 58 6 0 0 0 0 2 0 1 0 0 0 120 0 243033 66 0 0 0 0 0 0 0 22 0 0 0 0 0 0 0 0 4120735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9251409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900187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2111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4098347 0 4437628 1147678 2665542 243074 0 3 1316776 13542 4274104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2"/>12640 <text:s text:c="4"/>188 <text:s text:c="3"/>0 <text:s text:c="3"/>0 <text:s text:c="3"/>0 <text:s text:c="4"/>0 <text:s text:c="9"/>0 <text:s text:c="8"/>0 <text:s text:c="3"/>12640 <text:s text:c="4"/>188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399804457 3229870 <text:s text:c="3"/>0 <text:s/>535 <text:s text:c="3"/>0 <text:s text:c="4"/>0 <text:s text:c="9"/>0 <text:s text:c="8"/>0 2247326148 1805643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9842 11718 1103126 199764 223189 1787154 16130240 12595152 0 782384 1282917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9740 11687 1102074 199304 223186 1787154 16130240 12595148 0 782296 1282871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16 0 0 0 0 0 16 1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00 0 0 0 0 0 300 30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28 643452 21 52 5 56 20839 4031 20 0 1 0 4 2932736 400 4294967295 11063296 11163132 3216457776 3216452748 4015126 0 0 4096 536946211 3223525726 0 0 0 0 0 0 82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0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229870 errors:0 dropped:535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805643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399804457 (399.8 MB) <text:s/>TX bytes:2247326148 (2.2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88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88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2640 (12.6 KB) <text:s/>TX bytes:12640 (12.6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172 <text:s text:c="5"/>4109 <text:s/>44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100H06M50S">
            <text:p>12:06:50</text:p>
          </table:table-cell>
          <table:table-cell office:value-type="float" office:value="1.5">
            <text:p>1.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97.8">
            <text:p>97.8</text:p>
          </table:table-cell>
          <table:table-cell office:value-type="float" office:value="2.2">
            <text:p>2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100H07M20S">
            <text:p>12:07:20</text:p>
          </table:table-cell>
          <table:table-cell office:value-type="float" office:value="2.4">
            <text:p>2.4</text:p>
          </table:table-cell>
          <table:table-cell office:value-type="float" office:value="0.6">
            <text:p>0.6</text:p>
          </table:table-cell>
          <table:table-cell office:value-type="float" office:value="2.2">
            <text:p>2.2</text:p>
          </table:table-cell>
          <table:table-cell office:value-type="float" office:value="94.8">
            <text:p>94.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100H07M50S">
            <text:p>12:07:5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98.9">
            <text:p>98.9</text:p>
          </table:table-cell>
          <table:table-cell office:value-type="float" office:value="0.6">
            <text:p>0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43333333333333">
            <text:p>1.43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97.1666666666667">
            <text:p>97.17</text:p>
          </table:table-cell>
          <table:table-cell office:value-type="float" office:value="1.93333333333333">
            <text:p>1.93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.13333333333333">
            <text:p>1.1</text:p>
          </table:table-cell>
          <table:table-cell table:style-name="ce10" office:value-type="float" office:value="0.333333333333333">
            <text:p>0.3</text:p>
          </table:table-cell>
          <table:table-cell table:style-name="ce10" office:value-type="float" office:value="0.366666666666667">
            <text:p>0.4</text:p>
          </table:table-cell>
          <table:table-cell table:style-name="ce10" office:value-type="float" office:value="98.2">
            <text:p>98.2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.23333333333333">
            <text:p>1.2</text:p>
          </table:table-cell>
          <table:table-cell table:style-name="ce10" office:value-type="float" office:value="0.466666666666667">
            <text:p>0.5</text:p>
          </table:table-cell>
          <table:table-cell table:style-name="ce10" office:value-type="float" office:value="0.366666666666667">
            <text:p>0.4</text:p>
          </table:table-cell>
          <table:table-cell table:style-name="ce10" office:value-type="float" office:value="97.9">
            <text:p>97.9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0.933333333333333">
            <text:p>0.9</text:p>
          </table:table-cell>
          <table:table-cell table:style-name="ce10" office:value-type="float" office:value="0.333333333333333">
            <text:p>0.3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98.3">
            <text:p>98.3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.1">
            <text:p>1.1</text:p>
          </table:table-cell>
          <table:table-cell table:style-name="ce10" office:value-type="float" office:value="0.366666666666667">
            <text:p>0.4</text:p>
          </table:table-cell>
          <table:table-cell table:style-name="ce10" office:value-type="float" office:value="2.6">
            <text:p>2.6</text:p>
          </table:table-cell>
          <table:table-cell table:style-name="ce10" office:value-type="float" office:value="95.9666666666667">
            <text:p>96.0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100H06M50S">
            <text:p>12:06:50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100H07M20S">
            <text:p>12:07:20</text:p>
          </table:table-cell>
          <table:table-cell office:value-type="float" office:value="0">
            <text:p>0</text:p>
          </table:table-cell>
          <table:table-cell office:value-type="float" office:value="444.6">
            <text:p>444.6</text:p>
          </table:table-cell>
          <table:table-cell office:value-type="float" office:value="58.8">
            <text:p>58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100H07M50S">
            <text:p>12:07:50</text:p>
          </table:table-cell>
          <table:table-cell office:value-type="float" office:value="0.2">
            <text:p>0.2</text:p>
          </table:table-cell>
          <table:table-cell office:value-type="float" office:value="153.8">
            <text:p>153.8</text:p>
          </table:table-cell>
          <table:table-cell office:value-type="float" office:value="17.2">
            <text:p>17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.0666666666666667">
            <text:p>0.1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199.466666666667">
            <text:p>199.5</text:p>
          </table:table-cell>
          <table:table-cell table:style-name="ce11" table:formula="of:=AVERAGE([.D2:.D4])" office:value-type="float" office:value="25.3333333333333">
            <text:p>25.3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133333333333333">
            <text:p>0.1</text:p>
          </table:table-cell>
          <table:table-cell table:style-name="ce11" table:formula="of:=IF([.C6]=0;0;MAX(SUMPRODUCT([.C2:.C4];[.C2:.C4])/SUM([.C2:.C4])-[.C6];0))" office:value-type="float" office:value="170.392290552585">
            <text:p>170.4</text:p>
          </table:table-cell>
          <table:table-cell table:style-name="ce11" table:formula="of:=IF([.D6]=0;0;MAX(SUMPRODUCT([.D2:.D4];[.D2:.D4])/SUM([.D2:.D4])-[.D6];0))" office:value-type="float" office:value="24.0519298245614">
            <text:p>24.1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74.7410427807487">
            <text:p>74.7</text:p>
          </table:table-cell>
          <table:table-cell table:style-name="ce11" table:formula="of:=ABS(MAX([.D2:.D4])-[.D6]-[.D7])" office:value-type="float" office:value="9.41473684210527">
            <text:p>9.4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06M50S">
            <text:p>12:06:5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07M20S">
            <text:p>12:07:20</text:p>
          </table:table-cell>
          <table:table-cell table:number-columns-repeated="2" office:value-type="float" office:value="7.6">
            <text:p>7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5.2">
            <text:p>15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07M50S">
            <text:p>12:07:5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8">
            <text:p>1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5.53333333333333">
            <text:p>5.5</text:p>
            <draw:frame table:end-cell-address="DISKBSIZE.V32" table:end-x="0.224in" table:end-y="0.002in" draw:z-index="0" draw:name="Chart 1" draw:style-name="gr1" svg:width="14.0339in" svg:height="5.0524in" svg:x="0.0299in" svg:y="0.0039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5.53333333333333">
            <text:p>5.5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2.82570281124498">
            <text:p>2.8</text:p>
          </table:table-cell>
          <table:table-cell table:style-name="ce11" table:formula="of:=IF([.C6]=0;0;MAX(SUMPRODUCT([.C2:.C4];[.C2:.C4])/SUM([.C2:.C4])-[.C6];0))" office:value-type="float" office:value="2.82570281124498">
            <text:p>2.8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640963855421688">
            <text:p>0.6</text:p>
          </table:table-cell>
          <table:table-cell table:style-name="ce11" table:formula="of:=ABS(MAX([.C2:.C4])-[.C6]-[.C7])" office:value-type="float" office:value="0.640963855421688">
            <text:p>0.6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8.35903614457831">
            <text:p>8.4</text:p>
          </table:table-cell>
          <table:table-cell table:style-name="ce11" table:formula="of:=[.C6]+ [.C7]" office:value-type="float" office:value="8.35903614457831">
            <text:p>8.4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224in" table:end-y="0.0169in" draw:z-index="1" draw:name="Chart 2" draw:style-name="gr1" svg:width="14.0339in" svg:height="5.0535in" svg:x="0.0299in" svg:y="0.0181in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06M50S">
            <text:p>12:06:5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07M20S">
            <text:p>12:07:20</text:p>
          </table:table-cell>
          <table:table-cell table:number-columns-repeated="2" office:value-type="float" office:value="9.9">
            <text:p>9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9.8">
            <text:p>19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07M50S">
            <text:p>12:07:50</text:p>
          </table:table-cell>
          <table:table-cell table:number-columns-repeated="2" office:value-type="float" office:value="2.2">
            <text:p>2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.4">
            <text:p>4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.03333333333333">
            <text:p>4.0</text:p>
            <draw:frame table:end-cell-address="DISKBUSY.V32" table:end-x="0.224in" table:end-y="0.002in" draw:z-index="0" draw:name="Chart 1" draw:style-name="gr1" svg:width="14.0339in" svg:height="5.0524in" svg:x="0.0299in" svg:y="0.0039in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4.03333333333333">
            <text:p>4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4.46666666666667">
            <text:p>4.5</text:p>
          </table:table-cell>
          <table:table-cell table:style-name="ce11" table:formula="of:=IF([.C6]=0;0;MAX(SUMPRODUCT([.C2:.C4];[.C2:.C4])/SUM([.C2:.C4])-[.C6];0))" office:value-type="float" office:value="4.46666666666667">
            <text:p>4.5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.4">
            <text:p>1.4</text:p>
          </table:table-cell>
          <table:table-cell table:style-name="ce11" table:formula="of:=ABS(MAX([.C2:.C4])-[.C6]-[.C7])" office:value-type="float" office:value="1.4">
            <text:p>1.4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8.5">
            <text:p>8.5</text:p>
          </table:table-cell>
          <table:table-cell table:style-name="ce11" table:formula="of:=[.C6]+ [.C7]" office:value-type="float" office:value="8.5">
            <text:p>8.5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224in" table:end-y="0.0169in" draw:z-index="1" draw:name="Chart 2" draw:style-name="gr1" svg:width="14.0339in" svg:height="5.0535in" svg:x="0.0299in" svg:y="0.0181in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06M50S">
            <text:p>12:06:5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07M20S">
            <text:p>12:07:2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07M50S">
            <text:p>12:07:50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.0333333333333333">
            <text:p>0.0</text:p>
            <draw:frame table:end-cell-address="DISKREAD.V32" table:end-x="0.224in" table:end-y="0.002in" draw:z-index="0" draw:name="Chart 1" draw:style-name="gr1" svg:width="14.0339in" svg:height="5.0524in" svg:x="0.0299in" svg:y="0.0039in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0.0333333333333333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666666666666667">
            <text:p>0.1</text:p>
          </table:table-cell>
          <table:table-cell table:style-name="ce11" table:formula="of:=IF([.C6]=0;0;MAX(SUMPRODUCT([.C2:.C4];[.C2:.C4])/SUM([.C2:.C4])-[.C6];0))" office:value-type="float" office:value="0.0666666666666667">
            <text:p>0.1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0.1">
            <text:p>0.1</text:p>
          </table:table-cell>
          <table:table-cell table:style-name="ce11" table:formula="of:=[.C6]+ [.C7]" office:value-type="float" office:value="0.1">
            <text:p>0.1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224in" table:end-y="0.0169in" draw:z-index="1" draw:name="Chart 2" draw:style-name="gr1" svg:width="14.0339in" svg:height="5.0535in" svg:x="0.0299in" svg:y="0.0181in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06M50S">
            <text:p>12:06:5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07M20S">
            <text:p>12:07:20</text:p>
          </table:table-cell>
          <table:table-cell table:number-columns-repeated="2" office:value-type="float" office:value="222.3">
            <text:p>222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44.6">
            <text:p>444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07M50S">
            <text:p>12:07:50</text:p>
          </table:table-cell>
          <table:table-cell table:number-columns-repeated="2" office:value-type="float" office:value="76.9">
            <text:p>76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53.8">
            <text:p>153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99.7333333333333">
            <text:p>99.7</text:p>
            <draw:frame table:end-cell-address="DISKWRITE.V32" table:end-x="0.224in" table:end-y="0.002in" draw:z-index="0" draw:name="Chart 1" draw:style-name="gr1" svg:width="14.0339in" svg:height="5.0524in" svg:x="0.0299in" svg:y="0.0039in"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99.7333333333333">
            <text:p>99.7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85.1961452762923">
            <text:p>85.2</text:p>
          </table:table-cell>
          <table:table-cell table:style-name="ce11" table:formula="of:=IF([.C6]=0;0;MAX(SUMPRODUCT([.C2:.C4];[.C2:.C4])/SUM([.C2:.C4])-[.C6];0))" office:value-type="float" office:value="85.1961452762923">
            <text:p>85.2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37.3705213903743">
            <text:p>37.4</text:p>
          </table:table-cell>
          <table:table-cell table:style-name="ce11" table:formula="of:=ABS(MAX([.C2:.C4])-[.C6]-[.C7])" office:value-type="float" office:value="37.3705213903743">
            <text:p>37.4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84.929478609626">
            <text:p>184.9</text:p>
          </table:table-cell>
          <table:table-cell table:style-name="ce11" table:formula="of:=[.C6]+ [.C7]" office:value-type="float" office:value="184.929478609626">
            <text:p>184.9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224in" table:end-y="0.0169in" draw:z-index="1" draw:name="Chart 2" draw:style-name="gr1" svg:width="14.0339in" svg:height="5.0535in" svg:x="0.0299in" svg:y="0.0181in"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06M50S">
            <text:p>12:06:50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07M20S">
            <text:p>12:07:20</text:p>
          </table:table-cell>
          <table:table-cell table:number-columns-repeated="2" office:value-type="float" office:value="29.4">
            <text:p>29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8.8">
            <text:p>58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100H07M50S">
            <text:p>12:07:50</text:p>
          </table:table-cell>
          <table:table-cell table:number-columns-repeated="2" office:value-type="float" office:value="8.6">
            <text:p>8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7.2">
            <text:p>17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2.6666666666667">
            <text:p>12.7</text:p>
            <draw:frame table:end-cell-address="DISKXFER.V32" table:end-x="0.224in" table:end-y="0.002in" draw:z-index="0" draw:name="Chart 1" draw:style-name="gr1" svg:width="14.0339in" svg:height="5.0524in" svg:x="0.0299in" svg:y="0.0039in"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12.6666666666667">
            <text:p>12.7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2.0259649122807">
            <text:p>12.0</text:p>
          </table:table-cell>
          <table:table-cell table:style-name="ce11" table:formula="of:=IF([.C6]=0;0;MAX(SUMPRODUCT([.C2:.C4];[.C2:.C4])/SUM([.C2:.C4])-[.C6];0))" office:value-type="float" office:value="12.0259649122807">
            <text:p>12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4.70736842105263">
            <text:p>4.7</text:p>
          </table:table-cell>
          <table:table-cell table:style-name="ce11" table:formula="of:=ABS(MAX([.C2:.C4])-[.C6]-[.C7])" office:value-type="float" office:value="4.70736842105263">
            <text:p>4.7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24.6926315789474">
            <text:p>24.7</text:p>
          </table:table-cell>
          <table:table-cell table:style-name="ce11" table:formula="of:=[.C6]+ [.C7]" office:value-type="float" office:value="24.6926315789474">
            <text:p>24.7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224in" table:end-y="0.0169in" draw:z-index="1" draw:name="Chart 2" draw:style-name="gr1" svg:width="14.0339in" svg:height="5.0535in" svg:x="0.0299in" svg:y="0.0181in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06M50S">
            <text:p>12:06:50</text:p>
          </table:table-cell>
          <table:table-cell office:value-type="float" office:value="41.4">
            <text:p>41.4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07M20S">
            <text:p>12:07:20</text:p>
          </table:table-cell>
          <table:table-cell office:value-type="float" office:value="41.5">
            <text:p>41.5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07M50S">
            <text:p>12:07:50</text:p>
          </table:table-cell>
          <table:table-cell office:value-type="float" office:value="41.4">
            <text:p>41.4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1.4333333333333">
            <text:p>41.4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000536336819436656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0666130329847192">
            <text:p>0.1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100H06M50S">
            <text:p>12:06:50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71.3">
            <text:p>171.3</text:p>
          </table:table-cell>
          <table:table-cell office:value-type="float" office:value="19.1">
            <text:p>19.1</text:p>
          </table:table-cell>
          <table:table-cell office:value-type="float" office:value="152.3">
            <text:p>152.3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072.6">
            <text:p>1072.6</text:p>
          </table:table-cell>
          <table:table-cell office:value-type="float" office:value="1273.3">
            <text:p>1273.3</text:p>
          </table:table-cell>
          <table:table-cell office:value-type="float" office:value="-1">
            <text:p>-1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502.1">
            <text:p>502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100H07M20S">
            <text:p>12:07:20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61.3">
            <text:p>161.3</text:p>
          </table:table-cell>
          <table:table-cell office:value-type="float" office:value="10.8">
            <text:p>10.8</text:p>
          </table:table-cell>
          <table:table-cell office:value-type="float" office:value="150.4">
            <text:p>150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081.9">
            <text:p>1081.9</text:p>
          </table:table-cell>
          <table:table-cell office:value-type="float" office:value="1273.9">
            <text:p>1273.9</text:p>
          </table:table-cell>
          <table:table-cell office:value-type="float" office:value="-1">
            <text:p>-1</text:p>
          </table:table-cell>
          <table:table-cell office:value-type="float" office:value="154.1">
            <text:p>154.1</text:p>
          </table:table-cell>
          <table:table-cell office:value-type="float" office:value="0">
            <text:p>0</text:p>
          </table:table-cell>
          <table:table-cell office:value-type="float" office:value="511.1">
            <text:p>511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100H07M50S">
            <text:p>12:07:50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69.5">
            <text:p>169.5</text:p>
          </table:table-cell>
          <table:table-cell office:value-type="float" office:value="17.5">
            <text:p>17.5</text:p>
          </table:table-cell>
          <table:table-cell office:value-type="float" office:value="152">
            <text:p>15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073.1">
            <text:p>1073.1</text:p>
          </table:table-cell>
          <table:table-cell office:value-type="float" office:value="1273.8">
            <text:p>1273.8</text:p>
          </table:table-cell>
          <table:table-cell office:value-type="float" office:value="-1">
            <text:p>-1</text:p>
          </table:table-cell>
          <table:table-cell office:value-type="float" office:value="154.1">
            <text:p>154.1</text:p>
          </table:table-cell>
          <table:table-cell office:value-type="float" office:value="0">
            <text:p>0</text:p>
          </table:table-cell>
          <table:table-cell office:value-type="float" office:value="502.3">
            <text:p>502.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100H06M50S">
            <text:p>12:06:50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100H07M20S">
            <text:p>12:07:20</text:p>
          </table:table-cell>
          <table:table-cell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float" office:value="0">
            <text:p>0</text:p>
          </table:table-cell>
          <table:table-cell office:value-type="float" office:value="121.3">
            <text:p>121.3</text:p>
          </table:table-cell>
          <table:table-cell office:value-type="float" office:value="0">
            <text:p>0</text:p>
          </table:table-cell>
          <table:table-cell office:value-type="float" office:value="134.6">
            <text:p>134.6</text:p>
          </table:table-cell>
          <table:table-cell office:value-type="float" office:value="13.3">
            <text:p>13.3</text:p>
          </table:table-cell>
          <table:table-cell office:value-type="float" office:value="-121.3">
            <text:p>-121.3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100H07M50S">
            <text:p>12:07:50</text:p>
          </table:table-cell>
          <table:table-cell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4.2">
            <text:p>24.2</text:p>
          </table:table-cell>
          <table:table-cell office:value-type="float" office:value="4.2">
            <text:p>4.2</text:p>
          </table:table-cell>
          <table:table-cell office:value-type="float" office:value="-20">
            <text:p>-2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6.46666666666667">
            <text:p>6.5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47.1666666666667">
            <text:p>47.2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3.74673539518901">
            <text:p>3.7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59.6441460541814">
            <text:p>59.6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3.08659793814433">
            <text:p>3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4.4891872791519">
            <text:p>14.5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100H06M50S">
            <text:p>12:06:50</text:p>
          </table:table-cell>
          <table:table-cell office:value-type="float" office:value="0">
            <text:p>0</text:p>
          </table:table-cell>
          <table:table-cell office:value-type="float" office:value="26.4">
            <text:p>26.4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100H07M20S">
            <text:p>12:07:20</text:p>
          </table:table-cell>
          <table:table-cell office:value-type="float" office:value="0">
            <text:p>0</text:p>
          </table:table-cell>
          <table:table-cell office:value-type="float" office:value="101.1">
            <text:p>101.1</text:p>
          </table:table-cell>
          <table:table-cell office:value-type="float" office:value="0">
            <text:p>0</text:p>
          </table:table-cell>
          <table:table-cell office:value-type="float" office:value="112.2">
            <text:p>112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100H07M50S">
            <text:p>12:07:50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58.1666666666667">
            <text:p>58.2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43.6666666666667">
            <text:p>43.7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7.0606685768863">
            <text:p>17.1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54.8834096692112">
            <text:p>54.9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25.872664756447">
            <text:p>25.9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3.6499236641221">
            <text:p>13.6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100H06M50S">
            <text:p>12:06:5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100H07M20S">
            <text:p>12:07:2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389">
            <text:p>389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100H07M50S">
            <text:p>12:07:5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49.9">
            <text:p>149.9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100H06M50S">
            <text:p>12:06:50</text:p>
          </table:table-cell>
          <table:table-cell table:number-columns-repeated="3" office:value-type="float" office:value="-1">
            <text:p>-1</text:p>
          </table:table-cell>
          <table:table-cell office:value-type="float" office:value="320">
            <text:p>320</text:p>
          </table:table-cell>
          <table:table-cell table:number-columns-repeated="13" office:value-type="float" office:value="-1">
            <text:p>-1</text:p>
          </table:table-cell>
          <table:table-cell office:value-type="float" office:value="50937">
            <text:p>50937</text:p>
          </table:table-cell>
          <table:table-cell office:value-type="float" office:value="-1">
            <text:p>-1</text:p>
          </table:table-cell>
          <table:table-cell office:value-type="float" office:value="9007">
            <text:p>9007</text:p>
          </table:table-cell>
          <table:table-cell office:value-type="float" office:value="573">
            <text:p>573</text:p>
          </table:table-cell>
          <table:table-cell office:value-type="float" office:value="-1">
            <text:p>-1</text:p>
          </table:table-cell>
          <table:table-cell office:value-type="float" office:value="314017">
            <text:p>314017</text:p>
          </table:table-cell>
          <table:table-cell table:number-columns-repeated="7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52">
            <text:p>52</text:p>
          </table:table-cell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100H07M20S">
            <text:p>12:07:20</text:p>
          </table:table-cell>
          <table:table-cell table:number-columns-repeated="3" office:value-type="float" office:value="-1">
            <text:p>-1</text:p>
          </table:table-cell>
          <table:table-cell office:value-type="float" office:value="619">
            <text:p>619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-314018">
            <text:p>-314018</text:p>
          </table:table-cell>
          <table:table-cell table:number-columns-repeated="9" office:value-type="float" office:value="0">
            <text:p>0</text:p>
          </table:table-cell>
          <table:table-cell office:value-type="float" office:value="-52">
            <text:p>-5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-18">
            <text:p>-1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100H07M50S">
            <text:p>12:07:50</text:p>
          </table:table-cell>
          <table:table-cell table:number-columns-repeated="3" office:value-type="float" office:value="-1">
            <text:p>-1</text:p>
          </table:table-cell>
          <table:table-cell office:value-type="float" office:value="378">
            <text:p>378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314165">
            <text:p>314165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7">
            <text:p>7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2H06M50S">
            <text:p>12:06:50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100H06M50S">
            <text:p>12:06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07M20S">
            <text:p>12:07:20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100H07M20S">
            <text:p>12:07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07M50S">
            <text:p>12:07:50</text:p>
          </table:table-cell>
          <table:table-cell office:value-type="date" office:date-value="2011-10-21">
            <text:p>21-Oct-11</text:p>
          </table:table-cell>
          <table:table-cell table:style-name="ce13" office:value-type="time" office:time-value="PT980100H07M50S">
            <text:p>12:07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06M50S">
            <text:p>12:06:50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99.1">
            <text:p>99.1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07M20S">
            <text:p>12:07:20</text:p>
          </table:table-cell>
          <table:table-cell office:value-type="float" office:value="2.5">
            <text:p>2.5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96">
            <text:p>96</text:p>
          </table:table-cell>
          <table:table-cell office:value-type="float" office:value="3.1">
            <text:p>3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07M50S">
            <text:p>12:07:5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5">
            <text:p>99.5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13333333333333">
            <text:p>1.13</text:p>
            <draw:frame table:end-cell-address="CPU01.U32" table:end-x="0.474in" table:end-y="0.002in" draw:z-index="0" draw:name="Chart 1" draw:style-name="gr1" svg:width="14.0496in" svg:height="5.0524in" svg:x="0.0299in" svg:y="0.0039in"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0.333333333333333">
            <text:p>0.33</text:p>
          </table:table-cell>
          <table:table-cell office:value-type="float" office:value="0.366666666666667">
            <text:p>0.37</text:p>
          </table:table-cell>
          <table:table-cell office:value-type="float" office:value="98.2">
            <text:p>98.2</text:p>
          </table:table-cell>
          <table:table-cell office:value-type="float" office:value="1.46666666666667">
            <text:p>1.4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06M50S">
            <text:p>12:06:50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07M20S">
            <text:p>12:07:20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.9">
            <text:p>0.9</text:p>
          </table:table-cell>
          <table:table-cell office:value-type="float" office:value="95.5">
            <text:p>95.5</text:p>
          </table:table-cell>
          <table:table-cell office:value-type="float" office:value="3.6">
            <text:p>3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07M50S">
            <text:p>12:07:50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99">
            <text:p>99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23333333333333">
            <text:p>1.23</text:p>
            <draw:frame table:end-cell-address="CPU02.U32" table:end-x="0.474in" table:end-y="0.002in" draw:z-index="0" draw:name="Chart 1" draw:style-name="gr1" svg:width="14.0496in" svg:height="5.0524in" svg:x="0.0299in" svg:y="0.0039in"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0.466666666666667">
            <text:p>0.47</text:p>
          </table:table-cell>
          <table:table-cell office:value-type="float" office:value="0.366666666666667">
            <text:p>0.37</text:p>
          </table:table-cell>
          <table:table-cell office:value-type="float" office:value="97.9">
            <text:p>97.9</text:p>
          </table:table-cell>
          <table:table-cell office:value-type="float" office:value="1.7">
            <text:p>1.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06M50S">
            <text:p>12:06:50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07M20S">
            <text:p>12:07:20</text:p>
          </table:table-cell>
          <table:table-cell office:value-type="float" office:value="1.7">
            <text:p>1.7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96.9">
            <text:p>96.9</text:p>
          </table:table-cell>
          <table:table-cell office:value-type="float" office:value="2.1">
            <text:p>2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07M50S">
            <text:p>12:07:50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98.8">
            <text:p>98.8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933333333333333">
            <text:p>0.93</text:p>
            <draw:frame table:end-cell-address="CPU03.U32" table:end-x="0.474in" table:end-y="0.002in" draw:z-index="0" draw:name="Chart 1" draw:style-name="gr1" svg:width="14.0496in" svg:height="5.0524in" svg:x="0.0299in" svg:y="0.0039in"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0.333333333333333">
            <text:p>0.33</text:p>
          </table:table-cell>
          <table:table-cell office:value-type="float" office:value="0.4">
            <text:p>0.4</text:p>
          </table:table-cell>
          <table:table-cell office:value-type="float" office:value="98.3">
            <text:p>98.3</text:p>
          </table:table-cell>
          <table:table-cell office:value-type="float" office:value="1.26666666666667">
            <text:p>1.2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06M50S">
            <text:p>12:06:5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99.1">
            <text:p>99.1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07M20S">
            <text:p>12:07:20</text:p>
          </table:table-cell>
          <table:table-cell office:value-type="float" office:value="2.6">
            <text:p>2.6</text:p>
          </table:table-cell>
          <table:table-cell office:value-type="float" office:value="0.7">
            <text:p>0.7</text:p>
          </table:table-cell>
          <table:table-cell office:value-type="float" office:value="6.1">
            <text:p>6.1</text:p>
          </table:table-cell>
          <table:table-cell office:value-type="float" office:value="90.7">
            <text:p>90.7</text:p>
          </table:table-cell>
          <table:table-cell office:value-type="float" office:value="3.3">
            <text:p>3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100H07M50S">
            <text:p>12:07:5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5">
            <text:p>1.5</text:p>
          </table:table-cell>
          <table:table-cell office:value-type="float" office:value="98.1">
            <text:p>98.1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1">
            <text:p>1.1</text:p>
            <draw:frame table:end-cell-address="CPU04.U32" table:end-x="0.474in" table:end-y="0.002in" draw:z-index="0" draw:name="Chart 1" draw:style-name="gr1" svg:width="14.0496in" svg:height="5.0524in" svg:x="0.0299in" svg:y="0.0039in"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0.366666666666667">
            <text:p>0.37</text:p>
          </table:table-cell>
          <table:table-cell office:value-type="float" office:value="2.6">
            <text:p>2.6</text:p>
          </table:table-cell>
          <table:table-cell office:value-type="float" office:value="95.9666666666667">
            <text:p>95.97</text:p>
          </table:table-cell>
          <table:table-cell office:value-type="float" office:value="1.46666666666667">
            <text:p>1.4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2:5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458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0/21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06:50</text:p>
              </table:table-cell>
              <table:table-cell office:value-type="float" office:value="2.2">
                <text:p text:id="CPU_ALL.F2:CPU_ALL.F4">2.2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3">
                <text:p>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0.6">
                <text:p>0.6</text:p>
              </table:table-cell>
              <table:table-cell office:value-type="float" office:value="17.2">
                <text:p>1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1.248cm" svg:y="0.256cm" chart:style-name="ch2">
          <text:p>Disk %Busy JMeter_Test_20_Threads  10/21/2011</text:p>
        </chart:title>
        <chart:legend chart:legend-position="end" svg:x="33.409cm" svg:y="5.365cm" chart:style-name="ch3"/>
        <chart:plot-area chart:style-name="ch4" table:cell-range-address="DISKBUSY.A1:DISKBUSY.E4" chart:data-source-has-labels="both" svg:x="0.712cm" svg:y="1.281cm" svg:width="31.986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2:06:50</text:p>
              </table:table-cell>
              <table:table-cell office:value-type="float" office:value="0">
                <text:p text:id="DISKBUSY.B2:DISKBUSY.B4">0</text:p>
              </table:table-cell>
              <table:table-cell office:value-type="float" office:value="0">
                <text:p text:id="DISKBUSY.C2:DISKBUSY.C4">0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9.9">
                <text:p>9.9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758cm" svg:y="0.256cm" chart:style-name="ch2">
          <text:p>Disk Read KB/s JMeter_Test_20_Threads  10/21/2011</text:p>
        </chart:title>
        <chart:legend chart:legend-position="end" svg:x="33.25cm" svg:y="5.598cm" chart:style-name="ch3"/>
        <chart:plot-area chart:style-name="ch4" table:cell-range-address="DISKREAD.B1:DISKREAD.E1 DISKREAD.B6:DISKREAD.E8" chart:data-source-has-labels="row" svg:x="0.712cm" svg:y="1.281cm" svg:width="31.827cm" svg:height="11.041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E6" chart:class="chart:bar">
            <chart:data-point chart:repeated="4"/>
          </chart:series>
          <chart:series chart:style-name="ch9" chart:values-cell-range-address="DISKREAD.B7:DISKREAD.E7" chart:class="chart:bar">
            <chart:data-point chart:repeated="4"/>
          </chart:series>
          <chart:series chart:style-name="ch10" chart:values-cell-range-address="DISKREAD.B8:DISKREAD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.0333333333333333">
                <text:p text:id="DISKREAD.B6:DISKREAD.E6">0.03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.0666666666666667">
                <text:p text:id="DISKREAD.B7:DISKREAD.E7">0.066666666666666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E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0.758cm" svg:y="0.256cm" chart:style-name="ch2">
          <text:p>Disk Read KB/s JMeter_Test_20_Threads  10/21/2011</text:p>
        </chart:title>
        <chart:legend chart:legend-position="end" svg:x="33.409cm" svg:y="5.365cm" chart:style-name="ch3"/>
        <chart:plot-area chart:style-name="ch4" table:cell-range-address="DISKREAD.A1:DISKREAD.E4" chart:data-source-has-labels="both" svg:x="0.712cm" svg:y="1.281cm" svg:width="31.986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2:06:50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0.679cm" svg:y="0.256cm" chart:style-name="ch2">
          <text:p>Disk Write KB/s JMeter_Test_20_Threads  10/21/2011</text:p>
        </chart:title>
        <chart:legend chart:legend-position="end" svg:x="33.25cm" svg:y="5.598cm" chart:style-name="ch3"/>
        <chart:plot-area chart:style-name="ch4" table:cell-range-address="DISKWRITE.B1:DISKWRITE.E1 DISKWRITE.B6:DISKWRITE.E8" chart:data-source-has-labels="row" svg:x="0.712cm" svg:y="1.281cm" svg:width="31.827cm" svg:height="11.041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E6" chart:class="chart:bar">
            <chart:data-point chart:repeated="4"/>
          </chart:series>
          <chart:series chart:style-name="ch9" chart:values-cell-range-address="DISKWRITE.B7:DISKWRITE.E7" chart:class="chart:bar">
            <chart:data-point chart:repeated="4"/>
          </chart:series>
          <chart:series chart:style-name="ch10" chart:values-cell-range-address="DISKWRITE.B8:DISKWRIT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99.7333333333333">
                <text:p text:id="DISKWRITE.B6:DISKWRITE.E6">99.7333333333333</text:p>
              </table:table-cell>
              <table:table-cell office:value-type="float" office:value="99.7333333333333">
                <text:p>99.7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85.1961452762923">
                <text:p text:id="DISKWRITE.B7:DISKWRITE.E7">85.1961452762923</text:p>
              </table:table-cell>
              <table:table-cell office:value-type="float" office:value="85.1961452762923">
                <text:p>85.1961452762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7.3705213903743">
                <text:p text:id="DISKWRITE.B8:DISKWRITE.E8">37.3705213903743</text:p>
              </table:table-cell>
              <table:table-cell office:value-type="float" office:value="37.3705213903743">
                <text:p>37.3705213903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10.679cm" svg:y="0.256cm" chart:style-name="ch2">
          <text:p>Disk Write KB/s JMeter_Test_20_Threads  10/21/2011</text:p>
        </chart:title>
        <chart:legend chart:legend-position="end" svg:x="33.409cm" svg:y="5.365cm" chart:style-name="ch3"/>
        <chart:plot-area chart:style-name="ch4" table:cell-range-address="DISKWRITE.A1:DISKWRITE.E4" chart:data-source-has-labels="both" svg:x="0.712cm" svg:y="1.281cm" svg:width="31.986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2:06:50</text:p>
              </table:table-cell>
              <table:table-cell office:value-type="float" office:value="0">
                <text:p text:id="DISKWRITE.B2:DISKWRITE.B4">0</text:p>
              </table:table-cell>
              <table:table-cell office:value-type="float" office:value="0">
                <text:p text:id="DISKWRITE.C2:DISKWRITE.C4">0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222.3">
                <text:p>222.3</text:p>
              </table:table-cell>
              <table:table-cell office:value-type="float" office:value="222.3">
                <text:p>22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76.9">
                <text:p>76.9</text:p>
              </table:table-cell>
              <table:table-cell office:value-type="float" office:value="76.9">
                <text:p>7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383cm" svg:y="0.256cm" chart:style-name="ch2">
          <text:p>Disk transfers per second JMeter_Test_20_Threads  10/21/2011</text:p>
        </chart:title>
        <chart:legend chart:legend-position="end" svg:x="33.25cm" svg:y="5.598cm" chart:style-name="ch3"/>
        <chart:plot-area chart:style-name="ch4" table:cell-range-address="DISKXFER.B1:DISKXFER.E1 DISKXFER.B6:DISKXFER.E8" chart:data-source-has-labels="row" svg:x="0.712cm" svg:y="1.281cm" svg:width="31.827cm" svg:height="11.041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E6" chart:class="chart:bar">
            <chart:data-point chart:repeated="4"/>
          </chart:series>
          <chart:series chart:style-name="ch9" chart:values-cell-range-address="DISKXFER.B7:DISKXFER.E7" chart:class="chart:bar">
            <chart:data-point chart:repeated="4"/>
          </chart:series>
          <chart:series chart:style-name="ch10" chart:values-cell-range-address="DISKXFER.B8:DISKXFER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2.6666666666667">
                <text:p text:id="DISKXFER.B6:DISKXFER.E6">12.6666666666667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2.0259649122807">
                <text:p text:id="DISKXFER.B7:DISKXFER.E7">12.0259649122807</text:p>
              </table:table-cell>
              <table:table-cell office:value-type="float" office:value="12.0259649122807">
                <text:p>12.0259649122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.70736842105263">
                <text:p text:id="DISKXFER.B8:DISKXFER.E8">4.70736842105263</text:p>
              </table:table-cell>
              <table:table-cell office:value-type="float" office:value="4.70736842105263">
                <text:p>4.70736842105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9.383cm" svg:y="0.256cm" chart:style-name="ch2">
          <text:p>Disk transfers per second JMeter_Test_20_Threads  10/21/2011</text:p>
        </chart:title>
        <chart:legend chart:legend-position="end" svg:x="33.409cm" svg:y="5.365cm" chart:style-name="ch3"/>
        <chart:plot-area chart:style-name="ch4" table:cell-range-address="DISKXFER.A1:DISKXFER.E4" chart:data-source-has-labels="both" svg:x="0.712cm" svg:y="1.281cm" svg:width="31.986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2:06:50</text:p>
              </table:table-cell>
              <table:table-cell office:value-type="float" office:value="0">
                <text:p text:id="DISKXFER.B2:DISKXFER.B4">0</text:p>
              </table:table-cell>
              <table:table-cell office:value-type="float" office:value="0">
                <text:p text:id="DISKXFER.C2:DISKXFER.C4">0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29.4">
                <text:p>29.4</text:p>
              </table:table-cell>
              <table:table-cell office:value-type="float" office:value="29.4">
                <text:p>29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8.6">
                <text:p>8.6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638cm" svg:y="0.256cm" chart:style-name="ch2">
          <text:p>JFS Filespace %Used ubuntuServer  10/21/2011</text:p>
        </chart:title>
        <chart:legend chart:legend-position="end" svg:x="33.262cm" svg:y="5.598cm" chart:style-name="ch3"/>
        <chart:plot-area chart:style-name="ch4" table:cell-range-address="JFSFILE.B1:JFSFILE.F1 JFSFILE.A6:JFSFILE.F8" chart:data-source-has-labels="both" svg:x="0.713cm" svg:y="1.281cm" svg:width="31.837cm" svg:height="11.041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F6" chart:label-cell-address="JFSFILE.A6:JFSFILE.A6" chart:class="chart:bar">
            <chart:data-point chart:repeated="5"/>
          </chart:series>
          <chart:series chart:style-name="ch9" chart:values-cell-range-address="JFSFILE.B7:JFSFILE.F7" chart:label-cell-address="JFSFILE.A7:JFSFILE.A7" chart:class="chart:bar">
            <chart:data-point chart:repeated="5"/>
          </chart:series>
          <chart:series chart:style-name="ch10" chart:values-cell-range-address="JFSFILE.B8:JFSFILE.F8" chart:label-cell-address="JFSFILE.A8:JFSFILE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1.4333333333333">
                <text:p text:id="JFSFILE.B6:JFSFILE.F6">41.4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000536336819436656">
                <text:p text:id="JFSFILE.B7:JFSFILE.F7">0.0000536336819436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.0666130329847192">
                <text:p text:id="JFSFILE.B8:JFSFILE.F8">0.0666130329847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0.974cm" svg:y="0.256cm" chart:style-name="ch2">
          <text:p>Memory MB JMeter_Test_20_Threads  10/21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06:50</text:p>
              </table:table-cell>
              <table:table-cell office:value-type="float" office:value="171.3">
                <text:p text:id="MEM.F2:MEM.F4">171.3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161.3">
                <text:p>161.3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169.5">
                <text:p>169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06:50</text:p>
              </table:table-cell>
              <table:table-cell office:value-type="float" office:value="2008.2">
                <text:p text:id="MEM.B2:MEM.B4">2008.2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466cm" svg:y="0.256cm" chart:style-name="ch2">
          <text:p>CPU Total JMeter_Test_20_Threads  10/21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06:50</text:p>
              </table:table-cell>
              <table:table-cell office:value-type="float" office:value="1.5">
                <text:p text:id="CPU_ALL.B2:CPU_ALL.B4">1.5</text:p>
              </table:table-cell>
              <table:table-cell office:value-type="float" office:value="0.7">
                <text:p text:id="CPU_ALL.C2:CPU_ALL.C4">0.7</text:p>
              </table:table-cell>
              <table:table-cell office:value-type="float" office:value="0">
                <text:p text:id="CPU_ALL.D2:CPU_ALL.D4">0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2.4">
                <text:p>2.4</text:p>
              </table:table-cell>
              <table:table-cell office:value-type="float" office:value="0.6">
                <text:p>0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157cm" svg:y="0.256cm" chart:style-name="ch2">
          <text:p>Network I/O JMeter_Test_20_Threads (KB/s) - 10/21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06:50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1.9">
                <text:p text:id="NET.H2:NET.H4">1.9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-121.3">
                <text:p>-121.3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-20">
                <text:p>-20</text:p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249cm" svg:y="0.256cm" chart:style-name="ch2">
          <text:p>Network I/O JMeter_Test_20_Threads (KB/s)  10/21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6.46666666666667">
                <text:p>6.46666666666667</text:p>
              </table:table-cell>
              <table:table-cell office:value-type="float" office:value="0">
                <text:p>0</text:p>
              </table:table-cell>
              <table:table-cell office:value-type="float" office:value="47.1666666666667">
                <text:p>47.1666666666667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3.74673539518901">
                <text:p>3.74673539518901</text:p>
              </table:table-cell>
              <table:table-cell office:value-type="float" office:value="0">
                <text:p>0</text:p>
              </table:table-cell>
              <table:table-cell office:value-type="float" office:value="59.6441460541814">
                <text:p>59.6441460541814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3.08659793814433">
                <text:p>3.08659793814433</text:p>
              </table:table-cell>
              <table:table-cell office:value-type="float" office:value="0">
                <text:p>0</text:p>
              </table:table-cell>
              <table:table-cell office:value-type="float" office:value="14.4891872791519">
                <text:p>14.489187279151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20_Threads (KB/s)  10/21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06:50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1.9">
                <text:p text:id="NET.C2:NET.C4">1.9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0">
                <text:p>0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514cm" svg:y="0.256cm" chart:style-name="ch2">
          <text:p>Network Packets JMeter_Test_20_Threads  10/21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58.1666666666667">
                <text:p>58.1666666666667</text:p>
              </table:table-cell>
              <table:table-cell office:value-type="float" office:value="0">
                <text:p>0</text:p>
              </table:table-cell>
              <table:table-cell office:value-type="float" office:value="43.6666666666667">
                <text:p>43.6666666666667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17.0606685768863">
                <text:p>17.0606685768863</text:p>
              </table:table-cell>
              <table:table-cell office:value-type="float" office:value="0">
                <text:p>0</text:p>
              </table:table-cell>
              <table:table-cell office:value-type="float" office:value="54.8834096692112">
                <text:p>54.8834096692112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25.872664756447">
                <text:p>25.872664756447</text:p>
              </table:table-cell>
              <table:table-cell office:value-type="float" office:value="0">
                <text:p>0</text:p>
              </table:table-cell>
              <table:table-cell office:value-type="float" office:value="13.6499236641221">
                <text:p>13.649923664122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514cm" svg:y="0.256cm" chart:style-name="ch2">
          <text:p>Network Packets JMeter_Test_20_Threads  10/21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2:06:50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26.4">
                <text:p text:id="NETPACKET.C2:NETPACKET.C4">26.4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0">
                <text:p>0</text:p>
              </table:table-cell>
              <table:table-cell office:value-type="float" office:value="101.1">
                <text:p>101.1</text:p>
              </table:table-cell>
              <table:table-cell office:value-type="float" office:value="0">
                <text:p>0</text:p>
              </table:table-cell>
              <table:table-cell office:value-type="float" office:value="112.2">
                <text:p>112.2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7.9">
                <text:p>17.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20_Threads  10/21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06:50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20_Threads  10/21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06:50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389">
                <text:p>3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149.9">
                <text:p>149.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20_Threads  10/21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06:50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342cm" svg:y="0.256cm" chart:style-name="ch2">
          <text:p>File-backed paging (kByes/sec) ubuntuServer 10/21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06:50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104cm" svg:y="0.256cm" chart:style-name="ch2">
          <text:p>Swap-space activity (kBytes/sec) ubuntuServer 10/21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06:50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06:50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1 JMeter_Test_20_Threads  10/21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2:06:50</text:p>
              </table:table-cell>
              <table:table-cell office:value-type="float" office:value="0.6">
                <text:p text:id="CPU01.B2:CPU01.B4">0.6</text:p>
              </table:table-cell>
              <table:table-cell office:value-type="float" office:value="0.3">
                <text:p text:id="CPU01.C2:CPU01.C4">0.3</text:p>
              </table:table-cell>
              <table:table-cell office:value-type="float" office:value="0.1">
                <text:p text:id="CPU01.D2:CPU01.D4">0.1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2.5">
                <text:p>2.5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2 JMeter_Test_20_Threads  10/21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2:06:50</text:p>
              </table:table-cell>
              <table:table-cell office:value-type="float" office:value="0.6">
                <text:p text:id="CPU02.B2:CPU02.B4">0.6</text:p>
              </table:table-cell>
              <table:table-cell office:value-type="float" office:value="0.2">
                <text:p text:id="CPU02.C2:CPU02.C4">0.2</text:p>
              </table:table-cell>
              <table:table-cell office:value-type="float" office:value="0">
                <text:p text:id="CPU02.D2:CPU02.D4">0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2.7">
                <text:p>2.7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3 JMeter_Test_20_Threads  10/21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2:06:50</text:p>
              </table:table-cell>
              <table:table-cell office:value-type="float" office:value="0.6">
                <text:p text:id="CPU03.B2:CPU03.B4">0.6</text:p>
              </table:table-cell>
              <table:table-cell office:value-type="float" office:value="0.2">
                <text:p text:id="CPU03.C2:CPU03.C4">0.2</text:p>
              </table:table-cell>
              <table:table-cell office:value-type="float" office:value="0">
                <text:p text:id="CPU03.D2:CPU03.D4">0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1.7">
                <text:p>1.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4 JMeter_Test_20_Threads  10/21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2:06:50</text:p>
              </table:table-cell>
              <table:table-cell office:value-type="float" office:value="0.5">
                <text:p text:id="CPU04.B2:CPU04.B4">0.5</text:p>
              </table:table-cell>
              <table:table-cell office:value-type="float" office:value="0.2">
                <text:p text:id="CPU04.C2:CPU04.C4">0.2</text:p>
              </table:table-cell>
              <table:table-cell office:value-type="float" office:value="0.2">
                <text:p text:id="CPU04.D2:CPU04.D4">0.2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2.6">
                <text:p>2.6</text:p>
              </table:table-cell>
              <table:table-cell office:value-type="float" office:value="0.7">
                <text:p>0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0/21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.13333333333333">
                <text:p text:id="CPU_SUMM.B2:CPU_SUMM.B5">1.13333333333333</text:p>
              </table:table-cell>
              <table:table-cell office:value-type="float" office:value="0.333333333333333">
                <text:p text:id="CPU_SUMM.C2:CPU_SUMM.C5">0.333333333333333</text:p>
              </table:table-cell>
              <table:table-cell office:value-type="float" office:value="0.366666666666667">
                <text:p text:id="CPU_SUMM.D2:CPU_SUMM.D5">0.366666666666667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.1">
                <text:p>1.1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2.6">
                <text:p>2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691cm" svg:y="0.256cm" chart:style-name="ch2">
          <text:p>Disk total KB/s JMeter_Test_20_Threads - 10/21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2:06:50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0">
                <text:p text:id="DISK_SUMM.C2:DISK_SUMM.C4">0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0">
                <text:p>0</text:p>
              </table:table-cell>
              <table:table-cell office:value-type="float" office:value="444.6">
                <text:p>444.6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0.2">
                <text:p>0.2</text:p>
              </table:table-cell>
              <table:table-cell office:value-type="float" office:value="153.8">
                <text:p>153.8</text:p>
              </table:table-cell>
              <table:table-cell office:value-type="float" office:value="17.2">
                <text:p>17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783cm" svg:y="0.256cm" chart:style-name="ch2">
          <text:p>Disk total KB/s JMeter_Test_20_Threads  10/21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0.0666666666666667">
                <text:p text:id="DISK_SUMM.B6:DISK_SUMM.D6">0.0666666666666667</text:p>
              </table:table-cell>
              <table:table-cell office:value-type="float" office:value="199.466666666667">
                <text:p>199.466666666667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0.133333333333333">
                <text:p text:id="DISK_SUMM.B7:DISK_SUMM.D7">0.133333333333333</text:p>
              </table:table-cell>
              <table:table-cell office:value-type="float" office:value="170.392290552585">
                <text:p>170.392290552585</text:p>
              </table:table-cell>
              <table:table-cell office:value-type="float" office:value="24.0519298245614">
                <text:p>24.0519298245614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74.7410427807487">
                <text:p>74.7410427807487</text:p>
              </table:table-cell>
              <table:table-cell office:value-type="float" office:value="9.41473684210527">
                <text:p>9.414736842105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9.674cm" svg:y="0.256cm" chart:style-name="ch2">
          <text:p>Disk Block Size JMeter_Test_20_Threads (Kbytes)  10/21/2011</text:p>
        </chart:title>
        <chart:legend chart:legend-position="end" svg:x="33.25cm" svg:y="5.598cm" chart:style-name="ch3"/>
        <chart:plot-area chart:style-name="ch4" table:cell-range-address="DISKBSIZE.B1:DISKBSIZE.E1 DISKBSIZE.B6:DISKBSIZE.E8" chart:data-source-has-labels="row" svg:x="0.712cm" svg:y="1.281cm" svg:width="31.827cm" svg:height="11.041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E6" chart:class="chart:bar">
            <chart:data-point chart:repeated="4"/>
          </chart:series>
          <chart:series chart:style-name="ch9" chart:values-cell-range-address="DISKBSIZE.B7:DISKBSIZE.E7" chart:class="chart:bar">
            <chart:data-point chart:repeated="4"/>
          </chart:series>
          <chart:series chart:style-name="ch10" chart:values-cell-range-address="DISKBSIZE.B8:DISKBSIZ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5.53333333333333">
                <text:p text:id="DISKBSIZE.B6:DISKBSIZE.E6">5.53333333333333</text:p>
              </table:table-cell>
              <table:table-cell office:value-type="float" office:value="5.53333333333333">
                <text:p>5.5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2.82570281124498">
                <text:p text:id="DISKBSIZE.B7:DISKBSIZE.E7">2.82570281124498</text:p>
              </table:table-cell>
              <table:table-cell office:value-type="float" office:value="2.82570281124498">
                <text:p>2.82570281124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.640963855421688">
                <text:p text:id="DISKBSIZE.B8:DISKBSIZE.E8">0.640963855421688</text:p>
              </table:table-cell>
              <table:table-cell office:value-type="float" office:value="0.640963855421688">
                <text:p>0.640963855421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7cm" xlink:href=".." chart:class="chart:line" chart:style-name="ch1">
        <chart:title svg:x="9.674cm" svg:y="0.256cm" chart:style-name="ch2">
          <text:p>Disk Block Size JMeter_Test_20_Threads (Kbytes)  10/21/2011</text:p>
        </chart:title>
        <chart:legend chart:legend-position="end" svg:x="33.409cm" svg:y="5.365cm" chart:style-name="ch3"/>
        <chart:plot-area chart:style-name="ch4" table:cell-range-address="DISKBSIZE.A1:DISKBSIZE.E4" chart:data-source-has-labels="both" svg:x="0.712cm" svg:y="1.281cm" svg:width="31.986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2:06:50</text:p>
              </table:table-cell>
              <table:table-cell office:value-type="float" office:value="0">
                <text:p text:id="DISKBSIZE.B2:DISKBSIZE.B4">0</text:p>
              </table:table-cell>
              <table:table-cell office:value-type="float" office:value="0">
                <text:p text:id="DISKBSIZE.C2:DISKBSIZE.C4">0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</table:table-row>
            <table:table-row>
              <table:table-cell office:value-type="string">
                <text:p>12:07:20</text:p>
              </table:table-cell>
              <table:table-cell office:value-type="float" office:value="7.6">
                <text:p>7.6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7:5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4cm" xlink:href=".." chart:class="chart:bar" chart:style-name="ch1">
        <chart:title svg:x="11.248cm" svg:y="0.256cm" chart:style-name="ch2">
          <text:p>Disk %Busy JMeter_Test_20_Threads  10/21/2011</text:p>
        </chart:title>
        <chart:legend chart:legend-position="end" svg:x="33.25cm" svg:y="5.598cm" chart:style-name="ch3"/>
        <chart:plot-area chart:style-name="ch4" table:cell-range-address="DISKBUSY.B1:DISKBUSY.E1 DISKBUSY.B6:DISKBUSY.E8" chart:data-source-has-labels="row" svg:x="0.712cm" svg:y="1.281cm" svg:width="31.827cm" svg:height="11.041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E6" chart:class="chart:bar">
            <chart:data-point chart:repeated="4"/>
          </chart:series>
          <chart:series chart:style-name="ch9" chart:values-cell-range-address="DISKBUSY.B7:DISKBUSY.E7" chart:class="chart:bar">
            <chart:data-point chart:repeated="4"/>
          </chart:series>
          <chart:series chart:style-name="ch10" chart:values-cell-range-address="DISKBUSY.B8:DISKBUSY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4.03333333333333">
                <text:p text:id="DISKBUSY.B6:DISKBUSY.E6">4.03333333333333</text:p>
              </table:table-cell>
              <table:table-cell office:value-type="float" office:value="4.03333333333333">
                <text:p>4.0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4.46666666666667">
                <text:p text:id="DISKBUSY.B7:DISKBUSY.E7">4.46666666666667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.4">
                <text:p text:id="DISKBUSY.B8:DISKBUSY.E8">1.4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